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11B3DA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ac0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127622" loext:opacity="100%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color="#1e6a39" loext:opacity="100%" fo:font-weight="bold" style:font-weight-asian="bold" style:font-weight-complex="bold"/>
    </style:style>
    <style:style style:name="P8" style:family="paragraph" style:parent-style-name="Standard">
      <style:text-properties fo:color="#1e6a39" loext:opacity="100%"/>
    </style:style>
    <style:style style:name="P9" style:family="paragraph" style:parent-style-name="Standard">
      <style:text-properties fo:color="#000000" loext:opacity="100%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fac0f"/>
    </style:style>
    <style:style style:name="P12" style:family="paragraph" style:parent-style-name="Standard">
      <style:text-properties officeooo:rsid="00262b07" officeooo:paragraph-rsid="00262b07"/>
    </style:style>
    <style:style style:name="P13" style:family="paragraph" style:parent-style-name="Standard">
      <style:paragraph-properties fo:break-before="page"/>
      <style:text-properties officeooo:rsid="00262b07" officeooo:paragraph-rsid="00262b07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background-color="#121314"/>
    </style:style>
    <style:style style:name="P16" style:family="paragraph" style:parent-style-name="Standard">
      <style:text-properties officeooo:rsid="00262b07" officeooo:paragraph-rsid="00262b07" fo:background-color="#121314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bbbebf" loext:opacity="100%" fo:background-color="#121314"/>
    </style:style>
    <style:style style:name="P18" style:family="paragraph" style:parent-style-name="Standard">
      <style:text-properties fo:color="#800080" loext:opacity="100%" officeooo:rsid="00262b07" officeooo:paragraph-rsid="00262b07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8b949e" loext:opacity="100%" fo:background-color="#121314"/>
    </style:style>
    <style:style style:name="P20" style:family="paragraph" style:parent-style-name="Standard">
      <style:text-properties fo:color="#8b949e" loext:opacity="100%" officeooo:rsid="00262b07" officeooo:paragraph-rsid="00262b07" fo:background-color="#121314"/>
    </style:style>
    <style:style style:name="T1" style:family="text">
      <style:text-properties fo:font-variant="normal" fo:text-transform="none" fo:color="#000000" loext:opacity="100%" style:font-name="Inter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Inter" fo:font-size="12pt" fo:letter-spacing="normal" fo:font-style="normal" fo:font-weight="normal" officeooo:rsid="001dbe39"/>
    </style:style>
    <style:style style:name="T4" style:family="text">
      <style:text-properties fo:font-variant="normal" fo:text-transform="none" fo:color="#000000" loext:opacity="100%" style:font-name="JetBrains Mono" fo:font-size="12pt" fo:letter-spacing="normal" fo:font-style="normal" fo:font-weight="bold" fo:background-color="#edeef0" loext:char-shading-value="0" style:font-weight-asian="bold" style:font-weight-complex="bold" loext:padding="0cm" loext:border="none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underline-style="none" fo:font-weight="bold" style:font-weight-asian="bold" style:font-weight-complex="bold"/>
    </style:style>
    <style:style style:name="T7" style:family="text">
      <style:text-properties fo:color="#000000" loext:opacity="100%" officeooo:rsid="001fac0f"/>
    </style:style>
    <style:style style:name="T8" style:family="text">
      <style:text-properties officeooo:rsid="001fac0f"/>
    </style:style>
    <style:style style:name="T9" style:family="text">
      <style:text-properties fo:color="#808080" loext:opacity="100%"/>
    </style:style>
    <style:style style:name="T10" style:family="text">
      <style:text-properties fo:color="#7ee787" loext:opacity="100%"/>
    </style:style>
    <style:style style:name="T11" style:family="text">
      <style:text-properties fo:color="#bbbebf" loext:opacity="100%"/>
    </style:style>
    <style:style style:name="T12" style:family="text">
      <style:text-properties fo:color="#bbbebf" loext:opacity="100%" fo:background-color="#121314" loext:char-shading-value="0"/>
    </style:style>
    <style:style style:name="T13" style:family="text">
      <style:text-properties fo:color="#9cdcfe" loext:opacity="100%"/>
    </style:style>
    <style:style style:name="T14" style:family="text">
      <style:text-properties fo:color="#a5d6ff" loext:opacity="100%"/>
    </style:style>
    <style:style style:name="T15" style:family="text">
      <style:text-properties fo:color="#d7ba7d" loext:opacity="100%"/>
    </style:style>
    <style:style style:name="T16" style:family="text">
      <style:text-properties fo:color="#d7ba7d" loext:opacity="100%" fo:background-color="#121314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8b949e" loext:opacity="100%" fo:background-color="#121314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HTML e CSS</text:p>
      <text:p text:style-name="Standard"/>
      <text:p text:style-name="Standard"/>
      <text:p text:style-name="P2">Quais são as três formas de CSS em HTML?</text:p>
      <text:p text:style-name="P3"><text:a xlink:type="simple" xlink:href="https://developer.mozilla.org/pt-BR/docs/Learn_web_development/Core/Styling_basics/Getting_started" text:style-name="Internet_20_link" text:visited-style-name="Visited_20_Internet_20_Link">https://developer.mozilla.org/pt-BR/docs/Learn_web_development/Core/Styling_basics/Getting_started</text:a></text:p>
      <text:p text:style-name="Standard">As três formas de inserir CSS em um documento HTML são: <text:span text:style-name="Strong_20_Emphasis">inline (em linha)</text:span>, <text:span text:style-name="Strong_20_Emphasis">internal (interno/incorporado) </text:span>e <text:span text:style-name="Strong_20_Emphasis">external (externo)</text:span>. Elas definem como os estilos de apresentação são aplicados aos elementos, variando do mais específico ao mais abrangente, permitindo desde estilizações rápidas até a organização de projetos inteiros.</text:p>
      <text:p text:style-name="Standard"/>
      <text:p text:style-name="Standard">Este vídeo explica as três formas de aplicar CSS em um documento HTML:</text:p>
      <text:p text:style-name="Standard"><text:a xlink:type="simple" xlink:href="https://www.youtube.com/ccee1c7a-ce0f-4cb8-878a-b19a0029da7c" text:style-name="Internet_20_link" text:visited-style-name="Visited_20_Internet_20_Link">https://www.youtube.com/ccee1c7a-ce0f-4cb8-878a-b19a0029da7c</text:a></text:p>
      <text:p text:style-name="Standard"/>
      <text:p text:style-name="Standard">Aqui estão os detalhes de cada forma:</text:p>
      <text:list text:style-name="L1">
        <text:list-item>
          <text:p text:style-name="P10"><text:span text:style-name="Strong_20_Emphasis">1. </text:span><text:a xlink:type="simple" xlink:href="https://www.google.com/search?q=CSS+Inline+%28Em+linh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B" text:style-name="Internet_20_link" text:visited-style-name="Visited_20_Internet_20_Link"><text:span text:style-name="Strong_20_Emphasis">CSS Inline (Em linha)</text:span></text:a><text:span text:style-name="Strong_20_Emphasis">:</text:span></text:p>
          <text:list>
            <text:list-header>
              <text:p text:style-name="P10"><text:span text:style-name="Strong_20_Emphasis"><text:s/><text:tab/>Como usar: </text:span>Aplica o estilo diretamente na tag HTML usando o atributo <text:span text:style-name="Source_20_Text">style</text:span>.</text:p>
              <text:p text:style-name="P10"><text:span text:style-name="Strong_20_Emphasis"><text:s/><text:tab/>Exemplo: </text:span><text:span text:style-name="Source_20_Text">&lt;h1 style="color: blue;"&gt;Texto&lt;/h1&gt;</text:span>.</text:p>
              <text:p text:style-name="P10"><text:span text:style-name="Strong_20_Emphasis"><text:s/><text:tab/>Uso: </text:span>Recomendado apenas para mudanças rápidas e isoladas, pois dificulta a manutenção.</text:p>
            </text:list-header>
          </text:list>
        </text:list-item>
      </text:list>
      <text:p text:style-name="Standard"/>
      <text:p text:style-name="P4"><text:span text:style-name="T1">Estilos inline são declarações CSS que afetam apenas um determinado elemento, inserido em um atributo </text:span><text:span text:style-name="Source_20_Text"><text:span text:style-name="T4">style</text:span></text:span><text:span text:style-name="T1">:</text:span></text:p>
      <text:p text:style-name="P5">&lt;!doctype html&gt;</text:p>
      <text:p text:style-name="P5">&lt;html&gt;</text:p>
      <text:p text:style-name="P5"><text:s text:c="2"/><text:tab/>&lt;head&gt;</text:p>
      <text:p text:style-name="P5"><text:s text:c="4"/><text:tab/><text:tab/>&lt;meta charset="<text:span text:style-name="T5">utf-8</text:span>" /&gt;</text:p>
      <text:p text:style-name="P5"><text:s text:c="4"/><text:tab/><text:tab/>&lt;title&gt;<text:span text:style-name="T5">My CSS experiment</text:span>&lt;/title&gt;</text:p>
      <text:p text:style-name="P5"><text:s text:c="2"/><text:tab/>&lt;/head&gt;</text:p>
      <text:p text:style-name="P5"><text:s/><text:tab/>&lt;body&gt;</text:p>
      <text:p text:style-name="P5"><text:s text:c="4"/><text:tab/><text:tab/>&lt;h1 style="color: <text:span text:style-name="T5">blue</text:span>;background-color: <text:span text:style-name="T5">yellow</text:span>;border: <text:span text:style-name="T5">1px solid black</text:span>;"&gt;</text:p>
      <text:p text:style-name="P5"><text:s text:c="6"/><text:tab/><text:tab/><text:tab/>Hello World!</text:p>
      <text:p text:style-name="P5"><text:s text:c="4"/><text:tab/><text:tab/>&lt;/h1&gt;</text:p>
      <text:p text:style-name="P5"><text:s text:c="4"/><text:tab/><text:tab/>&lt;p style="color:<text:span text:style-name="T5">red</text:span>;"&gt;This is my first CSS example&lt;/p&gt;</text:p>
      <text:p text:style-name="P5"><text:tab/>&lt;/body&gt;</text:p>
      <text:p text:style-name="P5">&lt;/html&gt;</text:p>
      <text:p text:style-name="P4"><text:span text:style-name="Strong_20_Emphasis"><text:span text:style-name="T3">Obs.: </text:span></text:span><text:span text:style-name="Strong_20_Emphasis"><text:span text:style-name="T2">Por favor, não utilize isso a menos que seja estritamente necessário!</text:span></text:span></text:p>
      <text:p text:style-name="Standard"/>
      <text:p text:style-name="Standard"/>
      <text:list text:continue-numbering="true" text:style-name="L1">
        <text:list-item>
          <text:p text:style-name="P10"><text:span text:style-name="Strong_20_Emphasis">2. </text:span><text:a xlink:type="simple" xlink:href="https://www.google.com/search?q=CSS+Interno+%28Incorporado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G" text:style-name="Internet_20_link" text:visited-style-name="Visited_20_Internet_20_Link"><text:span text:style-name="Strong_20_Emphasis">CSS Interno (Incorporado)</text:span></text:a><text:span text:style-name="Strong_20_Emphasis">:</text:span></text:p>
          <text:p text:style-name="P10"><text:span text:style-name="Strong_20_Emphasis"><text:s/><text:tab/>Como usar: </text:span>Coloca-se as regras CSS dentro da tag <text:span text:style-name="Source_20_Text">&lt;style&gt; </text:span>dentro da seção <text:span text:style-name="Source_20_Text">&lt;head&gt; </text:span>do HTML.</text:p>
          <text:list>
            <text:list-header>
              <text:p text:style-name="P10"><text:span text:style-name="Strong_20_Emphasis"><text:s/><text:tab/>Exemplo: </text:span><text:span text:style-name="Source_20_Text">&lt;head&gt;&lt;style&gt;h1 { color: blue; }&lt;/style&gt;&lt;/head&gt;</text:span>.</text:p>
              <text:p text:style-name="P10"><text:span text:style-name="Strong_20_Emphasis"><text:s/><text:tab/>Uso: </text:span>Ideal para páginas únicas, mas não reutilizável em outros arquivos.</text:p>
            </text:list-header>
          </text:list>
        </text:list-item>
      </text:list>
      <text:p text:style-name="Standard"/>
      <text:p text:style-name="P6">Folha de estilos interna</text:p>
      <text:p text:style-name="Standard">Uma folha de estilos interna é usada quando você não tem um arquivo CSS externo, mas, ao contrário, coloca seu CSS dentro de elemento &lt;style&gt; localizado no &lt;head&gt; do documento HTML.</text:p>
      <text:p text:style-name="Standard"/>
      <text:p text:style-name="Standard"/>
      <text:p text:style-name="Standard"/>
      <text:p text:style-name="Standard"/>
      <text:p text:style-name="Standard"><text:soft-page-break/>Deste modo, seu HTML se parecerá assim:</text:p>
      <text:p text:style-name="P7">&lt;!doctype html&gt;</text:p>
      <text:p text:style-name="P7">&lt;html&gt;</text:p>
      <text:p text:style-name="P7"><text:s text:c="2"/><text:tab/>&lt;head&gt;</text:p>
      <text:p text:style-name="P7"><text:s text:c="4"/><text:tab/><text:tab/>&lt;meta charset="<text:span text:style-name="T5">utf-8</text:span>" /&gt;</text:p>
      <text:p text:style-name="P7"><text:s text:c="4"/><text:tab/><text:tab/>&lt;title&gt;<text:span text:style-name="T5">My CSS experiment</text:span>&lt;/title&gt;</text:p>
      <text:p text:style-name="P7"><text:s text:c="4"/><text:tab/><text:tab/>&lt;style&gt;</text:p>
      <text:p text:style-name="P7"><text:s text:c="6"/><text:tab/><text:tab/><text:tab/>h1 {</text:p>
      <text:p text:style-name="P7"><text:s text:c="8"/><text:tab/><text:tab/><text:tab/><text:tab/><text:span text:style-name="T5">color: blue;</text:span></text:p>
      <text:p text:style-name="P9"><text:s text:c="8"/><text:tab/><text:tab/><text:tab/><text:tab/>background-color: yellow;</text:p>
      <text:p text:style-name="P9"><text:s text:c="8"/><text:tab/><text:tab/><text:tab/><text:tab/>border: 1px solid black;</text:p>
      <text:p text:style-name="P7"><text:s text:c="6"/><text:tab/><text:tab/><text:tab/>}</text:p>
      <text:p text:style-name="P7"/>
      <text:p text:style-name="P7"><text:s text:c="6"/><text:tab/><text:tab/><text:tab/>p {</text:p>
      <text:p text:style-name="P7"><text:s text:c="8"/><text:tab/><text:tab/><text:tab/><text:tab/><text:span text:style-name="T5">color: red;</text:span></text:p>
      <text:p text:style-name="P7"><text:s text:c="6"/><text:tab/><text:tab/><text:tab/>}</text:p>
      <text:p text:style-name="P7"><text:s text:c="4"/><text:tab/><text:tab/>&lt;/style&gt;</text:p>
      <text:p text:style-name="P7"><text:s text:c="2"/><text:tab/>&lt;/head&gt;</text:p>
      <text:p text:style-name="P7"><text:s/><text:tab/>&lt;body&gt;</text:p>
      <text:p text:style-name="P7"><text:s text:c="4"/><text:tab/><text:tab/>&lt;h1&gt;<text:span text:style-name="T5">Hello World!</text:span>&lt;/h1&gt;</text:p>
      <text:p text:style-name="P7"><text:s text:c="4"/><text:tab/><text:tab/>&lt;p&gt;<text:span text:style-name="T5">This is my first CSS example</text:span>&lt;/p&gt;</text:p>
      <text:p text:style-name="P7"><text:s/><text:tab/>&lt;/body&gt;</text:p>
      <text:p text:style-name="P7">&lt;/html&gt;</text:p>
      <text:p text:style-name="P8"/>
      <text:p text:style-name="Standard"/>
      <text:list text:continue-numbering="true" text:style-name="L1">
        <text:list-item>
          <text:p text:style-name="P10"><text:span text:style-name="Strong_20_Emphasis">3. </text:span><text:a xlink:type="simple" xlink:href="https://www.google.com/search?q=CSS+Externo+%28Folha+de+Estilo+Externa%29&amp;oq=Quais+são+as+três+formas+de+CSS+em+HTML%3F&amp;gs_lcrp=EgZjaHJvbWUyBggAEEUYOTIHCAEQIRigATIHCAIQIRigATIHCAMQIRigAdIBCjUwNzY1ajBqMTWoAgiwAgHxBZ9yeqdZFLnL&amp;sourceid=chrome&amp;ie=UTF-8&amp;mstk=AUtExfCGhdxGkIm_4ZmA54OErfJjtNQsEyXXZ0szncOiVRpOQIvl4vibX2C67HdnvZ8X3RSt9rUAV5PXh3-OU4IgtSRnzQm3_pEevfM0qmkk7ASvbsUIEasMuP3xxdA03sn8AfjVqoFDkRA7TwYHCOjm-5H4umC4Es9aS7scAhcxDpL45dg&amp;csui=3&amp;ved=2ahUKEwi4y5Swg9-TAxURr5UCHevYCpcQgK4QegQIBBAL" text:style-name="Internet_20_link" text:visited-style-name="Visited_20_Internet_20_Link"><text:span text:style-name="Strong_20_Emphasis">CSS Externo (Folha de Estilo Externa)</text:span></text:a><text:span text:style-name="Strong_20_Emphasis">:</text:span></text:p>
          <text:list>
            <text:list-header>
              <text:p text:style-name="P10"><text:span text:style-name="Strong_20_Emphasis"><text:s/><text:tab/>Como usar: </text:span>Cria-se um arquivo <text:span text:style-name="Source_20_Text">.css </text:span>separado e o vincula ao HTML usando a tag <text:span text:style-name="Source_20_Text">&lt;link&gt; </text:span>dentro do <text:span text:style-name="Source_20_Text">&lt;head&gt;</text:span>.</text:p>
              <text:p text:style-name="P11"><text:span text:style-name="Strong_20_Emphasis"><text:s/><text:tab/>Exemplo: </text:span></text:p>
              <text:p text:style-name="P11"><text:span text:style-name="Strong_20_Emphasis"><text:s text:c="12"/></text:span><text:span text:style-name="Source_20_Text">&lt;head&gt; </text:span></text:p>
              <text:p text:style-name="P11"><text:span text:style-name="Source_20_Text"><text:s text:c="11"/>&lt;link rel="stylesheet" href="estilos.css"&gt;</text:span></text:p>
              <text:p text:style-name="P11"><text:span text:style-name="Source_20_Text"><text:s text:c="5"/>&lt;/head&gt;</text:span>.</text:p>
              <text:p text:style-name="P10"><text:span text:style-name="Strong_20_Emphasis"><text:s/><text:tab/>Uso: </text:span>É o método mais recomendado, pois separa a estrutura (HTML) da apresentação (CSS), facilitando a manutenção e a consistência em todo o site. <draw:frame draw:style-name="fr1" draw:name="Figura1" text:anchor-type="as-char" svg:width="0.318cm" svg:height="0.318cm" draw:z-index="0"><draw:image xlink:href="Pictures/10000001000000800000008011B3DA0F.png" xlink:type="simple" xlink:show="embed" xlink:actuate="onLoad" draw:mime-type="image/png"/><svg:title>YouTube</svg:title></draw:frame></text:p>
            </text:list-header>
          </text:list>
        </text:list-item>
      </text:list>
      <text:p text:style-name="Standard">Para entender melhor como estruturar seus arquivos CSS, você pode consultar o guia do MDN Web Docs. Se precisar de mais exemplos, o <text:a xlink:type="simple" xlink:href="https://fariart.com.br/blog/conheca-as-3-formas-de-usar-css/" office:target-frame-name="_blank" xlink:show="new" text:style-name="Internet_20_link" text:visited-style-name="Visited_20_Internet_20_Link">fariart.com.br</text:a> e o <text:a xlink:type="simple" xlink:href="https://www.cpt.com.br/artigos/desenvolvimento-de-sites-css-estilos-inline-incorporado-e-externo" office:target-frame-name="_blank" xlink:show="new" text:style-name="Internet_20_link" text:visited-style-name="Visited_20_Internet_20_Link">cursos CPT</text:a> explicam as três formas em detalhes.</text:p>
      <text:p text:style-name="Standard"/>
      <text:p text:style-name="Standard"><text:a xlink:type="simple" xlink:href="https://developer.mozilla.org/pt-BR/docs/Learn_web_development/Core/Styling_basics/Getting_started#folha_de_estilos_externa" text:style-name="Internet_20_link" text:visited-style-name="Visited_20_Internet_20_Link"><text:bookmark text:name="folha_de_estilos_externa"/><text:span text:style-name="Source_20_Text"><text:span text:style-name="T6">Folha de Estilos Externa</text:span></text:span></text:a></text:p>
      <text:p text:style-name="Standard"><text:span text:style-name="Source_20_Text">Uma folha de estilos externa é quando você tem seu CSS escrito em um arquivo separado com uma extensão .css</text:span>, e você o refere dentro de um elemento <text:span text:style-name="Source_20_Text">&lt;link&gt; </text:span>do HTML: </text:p>
      <text:p text:style-name="P7">&lt;!doctype html&gt;</text:p>
      <text:p text:style-name="P7">&lt;html&gt;</text:p>
      <text:p text:style-name="P7"><text:s text:c="2"/><text:tab/>&lt;head&gt;</text:p>
      <text:p text:style-name="P7"><text:s text:c="4"/><text:tab/><text:tab/>&lt;meta charset="<text:span text:style-name="T5">utf-8</text:span>" /&gt;</text:p>
      <text:p text:style-name="P7"><text:s text:c="4"/><text:tab/><text:tab/>&lt;title&gt;<text:span text:style-name="T5">My CSS experiment</text:span>&lt;/title&gt;</text:p>
      <text:p text:style-name="P7"><text:s text:c="4"/><text:tab/><text:tab/>&lt;link rel="<text:span text:style-name="T5">stylesheet</text:span>" href="<text:span text:style-name="T5">styles.css</text:span>" /&gt;</text:p>
      <text:p text:style-name="P7"><text:s text:c="2"/><text:tab/>&lt;/head&gt;</text:p>
      <text:p text:style-name="P7"><text:s text:c="2"/><text:tab/>&lt;body&gt;</text:p>
      <text:p text:style-name="P7"><text:s text:c="4"/><text:tab/><text:tab/>&lt;h1&gt;<text:span text:style-name="T5">Hello World!</text:span>&lt;/h1&gt;</text:p>
      <text:p text:style-name="P7"><text:s text:c="4"/><text:tab/><text:tab/>&lt;p&gt;<text:span text:style-name="T5">This is my first CSS example</text:span>&lt;/p&gt;</text:p>
      <text:p text:style-name="P7"><text:soft-page-break/><text:s text:c="2"/><text:tab/>&lt;/body&gt;</text:p>
      <text:p text:style-name="P7">&lt;/html&gt;</text:p>
      <text:p text:style-name="Standard"/>
      <text:p text:style-name="P3">O arquivo CSS deve se parecer com algo nesse estilo<text:span text:style-name="T8">(</text:span><text:span text:style-name="T7">styles.css</text:span><text:span text:style-name="T8">)</text:span>: </text:p>
      <text:p text:style-name="P7">h1 {</text:p>
      <text:p text:style-name="P7"><text:s text:c="2"/><text:tab/>color: <text:span text:style-name="T5">blue</text:span>;</text:p>
      <text:p text:style-name="P7"><text:s text:c="2"/><text:tab/>background-color: <text:span text:style-name="T5">yellow</text:span>;</text:p>
      <text:p text:style-name="P7"><text:s text:c="2"/><text:tab/>border: <text:span text:style-name="T5">1px solid black</text:span>;</text:p>
      <text:p text:style-name="P7">}</text:p>
      <text:p text:style-name="P7"/>
      <text:p text:style-name="P7">p {</text:p>
      <text:p text:style-name="P7"><text:s text:c="2"/><text:tab/>color: <text:span text:style-name="T5">red</text:span>;</text:p>
      <text:p text:style-name="P7">}</text:p>
      <text:p text:style-name="P7"/>
      <text:p text:style-name="P12">Exemplo de programa HTML e CSS usando SELETORES de TAGs, IDs e CLASSES.</text:p>
      <text:p text:style-name="P18">HTML – index.html</text:p>
      <text:p text:style-name="P16"><text:span text:style-name="T9">&lt;!</text:span><text:span text:style-name="T10">DOCTYPE</text:span><text:span text:style-name="T11"> </text:span><text:span text:style-name="T13">html</text:span><text:span text:style-name="T9">&gt;</text:span></text:p>
      <text:p text:style-name="P15"><text:span text:style-name="T9">&lt;</text:span><text:span text:style-name="T10">html</text:span><text:span text:style-name="T11"> </text:span><text:span text:style-name="T13">lang</text:span><text:span text:style-name="T11">=</text:span><text:span text:style-name="T14">"pt-BR"</text:span><text:span text:style-name="T9">&gt;</text:span></text:p>
      <text:p text:style-name="P15"><text:span text:style-name="T9">&lt;</text:span><text:span text:style-name="T10">head</text:span><text:span text:style-name="T9">&gt;</text:span></text:p>
      <text:p text:style-name="P15"><text:span text:style-name="T11">  </text:span><text:span text:style-name="T9">&lt;</text:span><text:span text:style-name="T10">meta</text:span><text:span text:style-name="T11"> </text:span><text:span text:style-name="T13">charset</text:span><text:span text:style-name="T11">=</text:span><text:span text:style-name="T14">"UTF-8"</text:span><text:span text:style-name="T9">&gt;</text:span></text:p>
      <text:p text:style-name="P15"><text:span text:style-name="T11">  </text:span><text:span text:style-name="T9">&lt;</text:span><text:span text:style-name="T10">meta</text:span><text:span text:style-name="T11"> </text:span><text:span text:style-name="T13">name</text:span><text:span text:style-name="T11">=</text:span><text:span text:style-name="T14">"viewport"</text:span><text:span text:style-name="T11"> </text:span><text:span text:style-name="T13">content</text:span><text:span text:style-name="T11">=</text:span><text:span text:style-name="T14">"width=device-width, initial-scale=1.0"</text:span><text:span text:style-name="T9">&gt;</text:span></text:p>
      <text:p text:style-name="P15"><text:span text:style-name="T11">  </text:span><text:span text:style-name="T9">&lt;</text:span><text:span text:style-name="T10">title</text:span><text:span text:style-name="T9">&gt;</text:span><text:span text:style-name="T11">Document</text:span><text:span text:style-name="T9">&lt;/</text:span><text:span text:style-name="T10">title</text:span><text:span text:style-name="T9">&gt;</text:span></text:p>
      <text:p text:style-name="P15"><text:span text:style-name="T11">  </text:span><text:span text:style-name="T9">&lt;</text:span><text:span text:style-name="T10">link</text:span><text:span text:style-name="T11"> </text:span><text:span text:style-name="T13">rel</text:span><text:span text:style-name="T11">=</text:span><text:span text:style-name="T14">"stylesheet"</text:span><text:span text:style-name="T11"> </text:span><text:span text:style-name="T13">href</text:span><text:span text:style-name="T11">=</text:span><text:span text:style-name="T14">"style.css"</text:span><text:span text:style-name="T9">&gt;</text:span></text:p>
      <text:p text:style-name="P15"><text:span text:style-name="T9">&lt;/</text:span><text:span text:style-name="T10">head</text:span><text:span text:style-name="T9">&gt;</text:span></text:p>
      <text:p text:style-name="P15"><text:span text:style-name="T9">&lt;</text:span><text:span text:style-name="T10">body</text:span><text:span text:style-name="T9">&gt;</text:span></text:p>
      <text:p text:style-name="P15"><text:span text:style-name="T11">  <text:s text:c="3"/></text:span><text:span text:style-name="T9">&lt;</text:span><text:span text:style-name="T10">h1</text:span><text:span text:style-name="T9">&gt;</text:span><text:span text:style-name="T11">Meu primeiro HTML com CSS EXTERNO (aqui com CSS de TAG).</text:span><text:span text:style-name="T9">&lt;/</text:span><text:span text:style-name="T10">h1</text:span><text:span text:style-name="T9">&gt;</text:span><text:span text:style-name="T11"> </text:span></text:p>
      <text:p text:style-name="P17">  </text:p>
      <text:p text:style-name="P15"><text:span text:style-name="T11">  <text:s text:c="4"/></text:span><text:span text:style-name="T9">&lt;</text:span><text:span text:style-name="T10">h2</text:span><text:span text:style-name="T9">&gt;</text:span><text:span text:style-name="T11">1º Bloco de Paragrafos com CSS IDs (aqui com CSS de TAG).</text:span><text:span text:style-name="T9">&lt;/</text:span><text:span text:style-name="T10">h2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primeiro-paragrafo"</text:span><text:span text:style-name="T9">&gt;</text:span><text:span text:style-name="T11">Esse é o Primeiro-paragrafo, com CSS de ID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segundo-paragrafo"</text:span><text:span text:style-name="T9">&gt;</text:span><text:span text:style-name="T11">Esse é o Segundo-paragrafo, com CSS de ID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terceiro-paragrafo"</text:span><text:span text:style-name="T9">&gt;</text:span><text:span text:style-name="T11">Esse é o Terceiro-paragrafo, com CSS de ID.</text:span><text:span text:style-name="T9">&lt;/</text:span><text:span text:style-name="T10">p</text:span><text:span text:style-name="T9">&gt;</text:span></text:p>
      <text:p text:style-name="P17">  </text:p>
      <text:p text:style-name="P15"><text:span text:style-name="T11">  <text:s text:c="3"/></text:span><text:span text:style-name="T9">&lt;</text:span><text:span text:style-name="T10">h2</text:span><text:span text:style-name="T9">&gt;</text:span><text:span text:style-name="T11">2º Bloco de Paragrafos com CSS IDs (aqui com CSS de TAG).</text:span><text:span text:style-name="T9">&lt;/</text:span><text:span text:style-name="T10">h2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quarto-paragrafo"</text:span><text:span text:style-name="T9">&gt;</text:span><text:span text:style-name="T11">Esse é o Quarto-paragrafo, com CSS de ID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quinto-paragrafo"</text:span><text:span text:style-name="T9">&gt;</text:span><text:span text:style-name="T11">Esse é o Quinto-paragrafo, com CSS de ID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id</text:span><text:span text:style-name="T11">=</text:span><text:span text:style-name="T14">"sexto-paragrafo"</text:span><text:span text:style-name="T9">&gt;</text:span><text:span text:style-name="T11">Esse é o Sexto-paragrafo, com CSS de ID.</text:span><text:span text:style-name="T9">&lt;/</text:span><text:span text:style-name="T10">p</text:span><text:span text:style-name="T9">&gt;</text:span><text:span text:style-name="T11">  </text:span></text:p>
      <text:p text:style-name="Standard"/>
      <text:p text:style-name="P15"><text:span text:style-name="T11">  <text:s text:c="2"/></text:span><text:span text:style-name="T9">&lt;</text:span><text:span text:style-name="T10">h2</text:span><text:span text:style-name="T9">&gt;</text:span><text:span text:style-name="T11">3º Bloco de Paragrafos com CSS CLASS (aqui com CSS de TAG).</text:span><text:span text:style-name="T9">&lt;/</text:span><text:span text:style-name="T10">h2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class</text:span><text:span text:style-name="T11">=</text:span><text:span text:style-name="T14">"paragrafo"</text:span><text:span text:style-name="T9">&gt;</text:span><text:span text:style-name="T11">Esse é o Setimo-paragrafo, com CSS de Class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class</text:span><text:span text:style-name="T11">=</text:span><text:span text:style-name="T14">"paragrafo"</text:span><text:span text:style-name="T9">&gt;</text:span><text:span text:style-name="T11">Esse é o Oitavo-paragrafo, com CSS de Class.</text:span><text:span text:style-name="T9">&lt;/</text:span><text:span text:style-name="T10">p</text:span><text:span text:style-name="T9">&gt;</text:span></text:p>
      <text:p text:style-name="P15"><text:span text:style-name="T11">  <text:tab/></text:span><text:span text:style-name="T9">&lt;</text:span><text:span text:style-name="T10">p</text:span><text:span text:style-name="T11"> </text:span><text:span text:style-name="T13">class</text:span><text:span text:style-name="T11">=</text:span><text:span text:style-name="T14">"paragrafo"</text:span><text:span text:style-name="T9">&gt;</text:span><text:span text:style-name="T11">Esse é o Nono-paragrafo, com CSS de Class.</text:span><text:span text:style-name="T9">&lt;/</text:span><text:span text:style-name="T10">p</text:span><text:span text:style-name="T9">&gt;</text:span></text:p>
      <text:p text:style-name="Standard"/>
      <text:p text:style-name="P15"><text:span text:style-name="T9">&lt;/</text:span><text:span text:style-name="T10">body</text:span><text:span text:style-name="T9">&gt;</text:span></text:p>
      <text:p text:style-name="P15"><text:span text:style-name="T9">&lt;/</text:span><text:span text:style-name="T10">html</text:span><text:span text:style-name="T9">&gt;</text:span></text:p>
      <text:p text:style-name="P12"/>
      <text:p text:style-name="P18">CSS – style.css</text:p>
      <text:p text:style-name="P20">/* FOLHA DE ESTILO - Tags, IDs e Classes */</text:p>
      <text:p text:style-name="P14"><text:span text:style-name="T19">/*   -------------------------------- */</text:span></text:p>
      <text:p text:style-name="P19">/* Tags */</text:p>
      <text:p text:style-name="P14"><text:span text:style-name="T16">h1</text:span><text:span text:style-name="T12"> {</text:span></text:p>
      <text:p text:style-name="P15"><text:span text:style-name="T11">    <text:tab/></text:span><text:span text:style-name="T13">color</text:span><text:span text:style-name="T11">: </text:span><text:span text:style-name="T17">orange</text:span><text:span text:style-name="T11">;</text:span></text:p>
      <text:p text:style-name="P17">}</text:p>
      <text:p text:style-name="P14"><text:soft-page-break/><text:span text:style-name="T16">h2</text:span><text:span text:style-name="T12"> {</text:span></text:p>
      <text:p text:style-name="P15"><text:span text:style-name="T11">  <text:tab/></text:span><text:span text:style-name="T13">color</text:span><text:span text:style-name="T11">: </text:span><text:span text:style-name="T17">blueviolet</text:span><text:span text:style-name="T11">;</text:span></text:p>
      <text:p text:style-name="P17">}</text:p>
      <text:p text:style-name="P14"><text:span text:style-name="T19">/*   -------------------------------- */</text:span></text:p>
      <text:p text:style-name="P19">/* IDs */</text:p>
      <text:p text:style-name="P15"><text:span text:style-name="T15">#primeiro-paragrafo</text:span><text:span text:style-name="T11"> {</text:span></text:p>
      <text:p text:style-name="P15"><text:span text:style-name="T11">  <text:tab/></text:span><text:span text:style-name="T13">font-size</text:span><text:span text:style-name="T11">: </text:span><text:span text:style-name="T18">15px</text:span><text:span text:style-name="T11">;</text:span></text:p>
      <text:p text:style-name="P15"><text:span text:style-name="T11">  <text:tab/></text:span><text:span text:style-name="T13">color</text:span><text:span text:style-name="T11">: </text:span><text:span text:style-name="T17">blue</text:span><text:span text:style-name="T11">;</text:span></text:p>
      <text:p text:style-name="P17">}</text:p>
      <text:p text:style-name="P15"><text:span text:style-name="T15">#segundo-paragrafo</text:span><text:span text:style-name="T11"> {</text:span></text:p>
      <text:p text:style-name="P15"><text:span text:style-name="T11">  <text:tab/></text:span><text:span text:style-name="T13">font-size</text:span><text:span text:style-name="T11">: </text:span><text:span text:style-name="T18">25px</text:span><text:span text:style-name="T11">;</text:span></text:p>
      <text:p text:style-name="P15"><text:span text:style-name="T11">  <text:tab/></text:span><text:span text:style-name="T13">color</text:span><text:span text:style-name="T11">: </text:span><text:span text:style-name="T17">brown</text:span><text:span text:style-name="T11">;</text:span></text:p>
      <text:p text:style-name="P17">}</text:p>
      <text:p text:style-name="P15"><text:span text:style-name="T15">#terceiro-paragrafo</text:span><text:span text:style-name="T11"> {</text:span></text:p>
      <text:p text:style-name="P15"><text:span text:style-name="T11">  <text:tab/></text:span><text:span text:style-name="T13">font-size</text:span><text:span text:style-name="T11">: </text:span><text:span text:style-name="T18">35px</text:span><text:span text:style-name="T11">;</text:span></text:p>
      <text:p text:style-name="P15"><text:span text:style-name="T11">  <text:tab/></text:span><text:span text:style-name="T13">color</text:span><text:span text:style-name="T11">: </text:span><text:span text:style-name="T17">green</text:span><text:span text:style-name="T11">;</text:span></text:p>
      <text:p text:style-name="P17">}</text:p>
      <text:p text:style-name="P14"><text:span text:style-name="T16">#quarto-paragrafo</text:span><text:span text:style-name="T12">, </text:span></text:p>
      <text:p text:style-name="P15"><text:span text:style-name="T15">#quinto-paragrafo</text:span><text:span text:style-name="T11">,</text:span></text:p>
      <text:p text:style-name="P15"><text:span text:style-name="T15">#sexto-paragrafo</text:span><text:span text:style-name="T11"> {</text:span></text:p>
      <text:p text:style-name="P15"><text:span text:style-name="T11">  <text:tab/></text:span><text:span text:style-name="T13">font-size</text:span><text:span text:style-name="T11">: </text:span><text:span text:style-name="T18">45px</text:span><text:span text:style-name="T11">;</text:span></text:p>
      <text:p text:style-name="P15"><text:span text:style-name="T11">  <text:tab/></text:span><text:span text:style-name="T13">color</text:span><text:span text:style-name="T11">: </text:span><text:span text:style-name="T17">blue</text:span><text:span text:style-name="T11">;</text:span></text:p>
      <text:p text:style-name="P17">}</text:p>
      <text:p text:style-name="P14"><text:span text:style-name="T19">/*   -------------------------------- */</text:span></text:p>
      <text:p text:style-name="P19">/* Classes */</text:p>
      <text:p text:style-name="P15"><text:span text:style-name="T15">.paragrafo</text:span><text:span text:style-name="T11"> {</text:span></text:p>
      <text:p text:style-name="P15"><text:span text:style-name="T11">  <text:tab/></text:span><text:span text:style-name="T13">font-size</text:span><text:span text:style-name="T11">: </text:span><text:span text:style-name="T18">55px</text:span><text:span text:style-name="T11">;</text:span></text:p>
      <text:p text:style-name="P17">}</text:p>
      <text:p text:style-name="P12"/>
      <text:p text:style-name="P12"/>
      <text:p text:style-name="P13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6:23:05.556000000</meta:creation-date>
    <dc:date>2026-04-09T16:21:37.227000000</dc:date>
    <meta:editing-duration>PT2H12M39S</meta:editing-duration>
    <meta:editing-cycles>16</meta:editing-cycles>
    <meta:generator>LibreOffice/7.6.6.3$Windows_X86_64 LibreOffice_project/d97b2716a9a4a2ce1391dee1765565ea469b0ae7</meta:generator>
    <meta:document-statistic meta:table-count="0" meta:image-count="1" meta:object-count="0" meta:page-count="5" meta:paragraph-count="149" meta:word-count="724" meta:character-count="5281" meta:non-whitespace-character-count="4328"/>
  </office:meta>
</office:document-meta>
</file>